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margin-top="0.21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1293342" officeooo:paragraph-rsid="02ceb0d2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a9ef69"/>
    </style:style>
    <style:style style:name="P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4eaea"/>
    </style:style>
    <style:style style:name="P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678ef"/>
    </style:style>
    <style:style style:name="P8" style:family="paragraph" style:parent-style-name="Standard">
      <loext:graphic-properties draw:fill="none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2d678ef"/>
    </style:style>
    <style:style style:name="P9" style:family="paragraph" style:parent-style-name="Standard">
      <loext:graphic-properties draw:fill="none"/>
      <style:paragraph-properties fo:margin-left="1.251cm" fo:margin-right="0cm" fo:margin-top="0.199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2d7c841"/>
    </style:style>
    <style:style style:name="P10" style:family="paragraph" style:parent-style-name="Standard">
      <loext:graphic-properties draw:fill="none"/>
      <style:paragraph-properties fo:margin-left="1.251cm" fo:margin-right="0cm" fo:margin-top="0.199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2d85d62"/>
    </style:style>
    <style:style style:name="P11" style:family="paragraph" style:parent-style-name="Standard">
      <loext:graphic-properties draw:fill="none"/>
      <style:paragraph-properties fo:margin-left="1.251cm" fo:margin-right="0cm" fo:margin-top="0.199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2d8d367"/>
    </style:style>
    <style:style style:name="P12" style:family="paragraph" style:parent-style-name="Standard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officeooo:paragraph-rsid="02d8d367"/>
    </style:style>
    <style:style style:name="P13" style:family="paragraph" style:parent-style-name="Standard">
      <loext:graphic-properties draw:fill="none"/>
      <style:paragraph-properties fo:margin-left="1.251cm" fo:margin-right="0cm" fo:margin-top="0.199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2dac1d0"/>
    </style:style>
    <style:style style:name="P14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officeooo:paragraph-rsid="02dac1d0"/>
    </style:style>
    <style:style style:name="P15" style:family="paragraph" style:parent-style-name="Standard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officeooo:paragraph-rsid="02dac1d0"/>
    </style:style>
    <style:style style:name="P16" style:family="paragraph" style:parent-style-name="Standard">
      <loext:graphic-properties draw:fill="none"/>
      <style:paragraph-properties fo:margin-left="1.251cm" fo:margin-right="0cm" fo:margin-top="0.199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2db8a54"/>
    </style:style>
    <style:style style:name="P17" style:family="paragraph" style:parent-style-name="Standard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officeooo:paragraph-rsid="02db8a54"/>
    </style:style>
    <style:style style:name="P18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officeooo:paragraph-rsid="02db8a54"/>
    </style:style>
    <style:style style:name="P19" style:family="paragraph" style:parent-style-name="Standard">
      <loext:graphic-properties draw:fill="none"/>
      <style:paragraph-properties fo:margin-left="1.251cm" fo:margin-right="0cm" fo:margin-top="0.199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2dbb924"/>
    </style:style>
    <style:style style:name="P20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officeooo:paragraph-rsid="02dbb924"/>
    </style:style>
    <style:style style:name="P21" style:family="paragraph" style:parent-style-name="Standard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officeooo:paragraph-rsid="02dbb924"/>
    </style:style>
    <style:style style:name="P22" style:family="paragraph" style:parent-style-name="Standard">
      <loext:graphic-properties draw:fill="none"/>
      <style:paragraph-properties fo:margin-top="0cm" fo:margin-bottom="0cm" style:contextual-spacing="false" fo:line-height="115%" fo:text-align="justify" style:justify-single-word="false" fo:background-color="transparent" fo:padding="0.049cm" fo:border="none" style:writing-mode="page"/>
      <style:text-properties fo:color="#000000" loext:opacity="100%" style:font-name="Tahoma" fo:font-size="8pt" fo:letter-spacing="-0.016cm" fo:language="es" fo:country="ES" fo:font-weight="normal" officeooo:rsid="02a9ef69" officeooo:paragraph-rsid="02d85d62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d77fa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1135e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4232f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579ca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29" style:family="paragraph" style:parent-style-name="Standard">
      <loext:graphic-properties draw:fill="none"/>
      <style:paragraph-properties fo:margin-left="1.251cm" fo:margin-right="0cm" fo:margin-top="0.199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8d367" fo:background-color="transparent" style:font-size-asian="8pt" style:font-weight-asian="normal" style:font-size-complex="8pt" style:font-weight-complex="normal"/>
    </style:style>
    <style:style style:name="P30" style:family="paragraph" style:parent-style-name="Standard">
      <loext:graphic-properties draw:fill="none"/>
      <style:paragraph-properties fo:margin-left="1.251cm" fo:margin-right="0cm" fo:margin-top="0.199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ac1d0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ceb0d2" fo:background-color="transparent" style:font-size-asian="8pt" style:font-weight-asian="normal" style:font-size-complex="8pt" style:font-weight-complex="normal"/>
    </style:style>
    <style:style style:name="P32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d77fa" fo:background-color="transparent" style:font-size-asian="8pt" style:font-weight-asian="normal" style:font-size-complex="8pt" style:font-weight-complex="normal"/>
    </style:style>
    <style:style style:name="P33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1135e" fo:background-color="transparent" style:font-size-asian="8pt" style:font-weight-asian="normal" style:font-size-complex="8pt" style:font-weight-complex="normal"/>
    </style:style>
    <style:style style:name="P34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579ca" fo:background-color="transparent" style:font-size-asian="8pt" style:font-weight-asian="normal" style:font-size-complex="8pt" style:font-weight-complex="normal"/>
    </style:style>
    <style:style style:name="P35" style:family="paragraph" style:parent-style-name="Standard">
      <loext:graphic-properties draw:fill="none"/>
      <style:paragraph-properties fo:margin-left="1.251cm" fo:margin-right="0cm" fo:margin-top="0.199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8d367" officeooo:paragraph-rsid="02d8d367" fo:background-color="transparent" style:font-size-asian="8pt" style:font-weight-asian="normal" style:font-size-complex="8pt" style:font-weight-complex="normal"/>
    </style:style>
    <style:style style:name="P36" style:family="paragraph" style:parent-style-name="Standard">
      <loext:graphic-properties draw:fill="none"/>
      <style:paragraph-properties fo:margin-left="1.251cm" fo:margin-right="0cm" fo:margin-top="0.199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8d367" officeooo:paragraph-rsid="02dbb924" fo:background-color="transparent" style:font-size-asian="8pt" style:font-weight-asian="normal" style:font-size-complex="8pt" style:font-weight-complex="normal"/>
    </style:style>
    <style:style style:name="P37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678ef" officeooo:paragraph-rsid="02d85d62" fo:background-color="transparent" style:font-size-asian="7pt" style:font-weight-asian="normal" style:font-size-complex="7pt" style:font-weight-complex="normal"/>
    </style:style>
    <style:style style:name="P38" style:family="paragraph" style:parent-style-name="Standard" style:master-page-name="">
      <loext:graphic-properties draw:fill="solid" draw:fill-color="#ffd8ce" draw:fill-gradient-name="gradient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dd77fa" fo:background-color="transparent" style:font-size-asian="7pt" style:font-weight-asian="normal" style:font-size-complex="7pt" style:font-weight-complex="normal"/>
    </style:style>
    <style:style style:name="P39" style:family="paragraph" style:parent-style-name="Standard">
      <loext:graphic-properties draw:fill="solid" draw:fill-color="#ffd8ce" draw:fill-gradient-name="gradient" draw:fill-hatch-name="hatch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f5f9d" officeooo:paragraph-rsid="02e1135e" fo:background-color="transparent" style:font-size-asian="7pt" style:font-weight-asian="normal" style:font-size-complex="7pt" style:font-weight-complex="normal"/>
    </style:style>
    <style:style style:name="P40" style:family="paragraph" style:parent-style-name="Standard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font-variant="normal" fo:text-transform="none" fo:color="#808080" loext:opacity="100%" style:font-name="Tahoma" fo:font-size="6pt" fo:letter-spacing="normal" fo:language="es" fo:country="ES" fo:font-style="normal" fo:font-weight="normal" officeooo:rsid="02dac1d0" officeooo:paragraph-rsid="02dac1d0" fo:background-color="transparent" style:font-size-asian="6pt" style:font-weight-asian="normal" style:font-size-complex="6pt" style:font-weight-complex="normal"/>
    </style:style>
    <style:style style:name="P41" style:family="paragraph" style:parent-style-name="Standard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font-variant="normal" fo:text-transform="none" fo:color="#808080" loext:opacity="100%" style:font-name="Tahoma" fo:font-size="6pt" fo:letter-spacing="normal" fo:language="es" fo:country="ES" fo:font-style="normal" fo:font-weight="normal" officeooo:rsid="02dbb924" officeooo:paragraph-rsid="02dbb924" fo:background-color="transparent" style:font-size-asian="6pt" style:font-weight-asian="normal" style:font-size-complex="6pt" style:font-weight-complex="normal"/>
    </style:style>
    <style:style style:name="P42" style:family="paragraph" style:parent-style-name="Standard" style:master-page-name="">
      <loext:graphic-properties draw:fill="solid" draw:fill-color="#ffd8ce" draw:fill-gradient-name="gradient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dd77fa" fo:background-color="transparent" style:font-size-asian="7pt" style:font-weight-asian="normal" style:font-size-complex="7pt" style:font-weight-complex="normal"/>
    </style:style>
    <style:style style:name="P43" style:family="paragraph" style:parent-style-name="Standard" style:master-page-name="">
      <loext:graphic-properties draw:fill="solid" draw:fill-color="#ffd8ce" draw:fill-gradient-name="gradient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dd77fa" fo:background-color="transparent" style:font-size-asian="7pt" style:font-weight-asian="normal" style:font-size-complex="7pt" style:font-weight-complex="normal"/>
    </style:style>
    <style:style style:name="P44" style:family="paragraph" style:parent-style-name="Standard" style:master-page-name="">
      <loext:graphic-properties draw:fill="solid" draw:fill-color="#ffd8ce" draw:fill-gradient-name="gradient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e4c90f" fo:background-color="transparent" style:font-size-asian="7pt" style:font-weight-asian="normal" style:font-size-complex="7pt" style:font-weight-complex="normal"/>
    </style:style>
    <style:style style:name="P45" style:family="paragraph" style:parent-style-name="Standard" style:master-page-name="">
      <loext:graphic-properties draw:fill="solid" draw:fill-color="#ffd8ce" draw:fill-gradient-name="gradient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e4232f" fo:background-color="transparent" style:font-size-asian="7pt" style:font-weight-asian="normal" style:font-size-complex="7pt" style:font-weight-complex="normal"/>
    </style:style>
    <style:style style:name="P46" style:family="paragraph" style:parent-style-name="Standard" style:master-page-name="">
      <loext:graphic-properties draw:fill="solid" draw:fill-color="#ffd8ce" draw:fill-gradient-name="gradient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e4232f" fo:background-color="transparent" style:font-size-asian="7pt" style:font-weight-asian="normal" style:font-size-complex="7pt" style:font-weight-complex="normal"/>
    </style:style>
    <style:style style:name="P47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678ef" officeooo:paragraph-rsid="02d678ef" fo:background-color="transparent" style:font-size-asian="7pt" style:font-weight-asian="normal" style:font-size-complex="7pt" style:font-weight-complex="normal"/>
    </style:style>
    <style:style style:name="P48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678ef" officeooo:paragraph-rsid="02d678ef" fo:background-color="transparent" style:font-size-asian="7pt" style:font-weight-asian="normal" style:font-size-complex="7pt" style:font-weight-complex="normal"/>
    </style:style>
    <style:style style:name="P49" style:family="paragraph" style:parent-style-name="Standard" style:master-page-name="">
      <loext:graphic-properties draw:fill="solid" draw:fill-color="#ffd8ce" draw:fill-gradient-name="gradient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f5f9d" officeooo:paragraph-rsid="02e0db3a" fo:background-color="transparent" style:font-size-asian="7pt" style:font-weight-asian="normal" style:font-size-complex="7pt" style:font-weight-complex="normal"/>
    </style:style>
    <style:style style:name="P50" style:family="paragraph" style:parent-style-name="Standard" style:master-page-name="">
      <loext:graphic-properties draw:fill="solid" draw:fill-color="#ffd8ce" draw:fill-gradient-name="gradient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f5f9d" officeooo:paragraph-rsid="02e1135e" fo:background-color="transparent" style:font-size-asian="7pt" style:font-weight-asian="normal" style:font-size-complex="7pt" style:font-weight-complex="normal"/>
    </style:style>
    <style:style style:name="P51" style:family="paragraph" style:parent-style-name="Standard" style:master-page-name="">
      <loext:graphic-properties draw:fill="solid" draw:fill-color="#ffd8ce" draw:fill-gradient-name="gradient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f5f9d" officeooo:paragraph-rsid="02e1135e" fo:background-color="transparent" style:font-size-asian="7pt" style:font-weight-asian="normal" style:font-size-complex="7pt" style:font-weight-complex="normal"/>
    </style:style>
    <style:style style:name="P52" style:family="paragraph" style:parent-style-name="Standard" style:master-page-name="">
      <loext:graphic-properties draw:fill="solid" draw:fill-color="#ffd8ce" draw:fill-gradient-name="gradient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e579ca" officeooo:paragraph-rsid="02e579ca" fo:background-color="transparent" style:font-size-asian="7pt" style:font-weight-asian="normal" style:font-size-complex="7pt" style:font-weight-complex="normal"/>
    </style:style>
    <style:style style:name="P53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loext:opacity="100%" style:font-name="Tahoma" fo:font-size="6pt" fo:letter-spacing="normal" fo:language="es" fo:country="ES" fo:font-style="normal" fo:font-weight="normal" officeooo:rsid="02d678ef" officeooo:paragraph-rsid="02d7c841" fo:background-color="transparent" style:font-size-asian="6pt" style:font-weight-asian="normal" style:font-size-complex="6pt" style:font-weight-complex="normal"/>
    </style:style>
    <style:style style:name="P54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loext:opacity="100%" style:font-name="Tahoma" fo:font-size="6pt" fo:letter-spacing="normal" fo:language="es" fo:country="ES" fo:font-style="normal" fo:font-weight="normal" officeooo:rsid="02d678ef" officeooo:paragraph-rsid="02d7c841" fo:background-color="transparent" style:font-size-asian="6pt" style:font-weight-asian="normal" style:font-size-complex="6pt" style:font-weight-complex="normal"/>
    </style:style>
    <style:style style:name="P55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loext:opacity="100%" style:font-name="Tahoma" fo:font-size="6pt" fo:letter-spacing="normal" fo:language="es" fo:country="ES" fo:font-style="normal" fo:font-weight="normal" officeooo:rsid="02d678ef" officeooo:paragraph-rsid="02d85d62" fo:background-color="transparent" style:font-size-asian="6pt" style:font-weight-asian="normal" style:font-size-complex="6pt" style:font-weight-complex="normal"/>
    </style:style>
    <style:style style:name="P56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loext:opacity="100%" style:font-name="Tahoma" fo:font-size="6pt" fo:letter-spacing="normal" fo:language="es" fo:country="ES" fo:font-style="normal" fo:font-weight="normal" officeooo:rsid="02d678ef" officeooo:paragraph-rsid="02d85d62" fo:background-color="transparent" style:font-size-asian="6pt" style:font-weight-asian="normal" style:font-size-complex="6pt" style:font-weight-complex="normal"/>
    </style:style>
    <style:style style:name="P57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loext:opacity="100%" style:font-name="Tahoma" fo:font-size="6pt" fo:letter-spacing="normal" fo:language="es" fo:country="ES" fo:font-style="normal" fo:font-weight="normal" officeooo:rsid="02d678ef" officeooo:paragraph-rsid="02d85d62" fo:background-color="transparent" style:font-size-asian="6pt" style:font-weight-asian="normal" style:font-size-complex="6pt" style:font-weight-complex="normal"/>
    </style:style>
    <style:style style:name="P58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loext:opacity="100%" style:font-name="Tahoma" fo:font-size="6pt" fo:letter-spacing="normal" fo:language="es" fo:country="ES" fo:font-style="normal" fo:font-weight="normal" officeooo:rsid="02d8d367" officeooo:paragraph-rsid="02dac1d0" fo:background-color="transparent" style:font-size-asian="6pt" style:font-weight-asian="normal" style:font-size-complex="6pt" style:font-weight-complex="normal"/>
    </style:style>
    <style:style style:name="P59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loext:opacity="100%" style:font-name="Tahoma" fo:font-size="6pt" fo:letter-spacing="normal" fo:language="es" fo:country="ES" fo:font-style="normal" fo:font-weight="normal" officeooo:rsid="02dac1d0" officeooo:paragraph-rsid="02dac1d0" fo:background-color="transparent" style:font-size-asian="6pt" style:font-weight-asian="normal" style:font-size-complex="6pt" style:font-weight-complex="normal"/>
    </style:style>
    <style:style style:name="P60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loext:opacity="100%" style:font-name="Tahoma" fo:font-size="6pt" fo:letter-spacing="normal" fo:language="es" fo:country="ES" fo:font-style="normal" fo:font-weight="normal" officeooo:rsid="02dbb924" officeooo:paragraph-rsid="02dbb924" fo:background-color="transparent" style:font-size-asian="6pt" style:font-weight-asian="normal" style:font-size-complex="6pt" style:font-weight-complex="normal"/>
    </style:style>
    <style:style style:name="P61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4232f" fo:background-color="transparent" style:font-size-asian="8pt" style:font-weight-asian="normal" style:font-size-complex="8pt" style:font-weight-complex="normal"/>
    </style:style>
    <style:style style:name="T1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" fo:font-size="12pt" fo:language="gl" fo:country="ES" fo:font-weight="bold" officeooo:rsid="02d2791a" style:font-size-asian="12pt" style:font-weight-asian="bold" style:font-size-complex="12pt" style:font-weight-complex="bold"/>
    </style:style>
    <style:style style:name="T4" style:family="text">
      <style:text-properties fo:font-variant="small-caps" fo:color="#ffffff" loext:opacity="100%" style:text-outline="false" style:font-name="Tahoma" fo:font-size="12pt" fo:language="gl" fo:country="ES" fo:font-weight="bold" officeooo:rsid="02d64779" style:font-size-asian="12pt" style:font-weight-asian="bold" style:font-size-complex="12pt" style:font-weight-complex="bold"/>
    </style:style>
    <style:style style:name="T5" style:family="text">
      <style:text-properties fo:color="#323296" loext:opacity="100%" style:font-name="Arial" fo:font-size="14pt" fo:letter-spacing="-0.016cm" fo:language="es" fo:country="ES" fo:font-weight="bold" officeooo:rsid="027c266c" style:font-size-asian="14pt" style:font-weight-asian="bold" style:font-size-complex="14pt"/>
    </style:style>
    <style:style style:name="T6" style:family="text">
      <style:text-properties fo:color="#323296" loext:opacity="100%" style:font-name="Arial" fo:font-size="14pt" fo:letter-spacing="-0.016cm" fo:language="es" fo:country="ES" fo:font-weight="bold" officeooo:rsid="01293342" style:font-size-asian="14pt" style:font-weight-asian="bold" style:font-size-complex="14pt"/>
    </style:style>
    <style:style style:name="T7" style:family="text">
      <style:text-properties fo:color="#323296" loext:opacity="100%" style:font-name="Arial" fo:font-size="14pt" fo:letter-spacing="-0.016cm" fo:language="es" fo:country="ES" fo:font-weight="bold" officeooo:rsid="02a9ef69" style:font-size-asian="14pt" style:font-weight-asian="bold" style:font-size-complex="14pt"/>
    </style:style>
    <style:style style:name="T8" style:family="text">
      <style:text-properties fo:color="#323296" loext:opacity="100%" style:font-name="Arial" fo:font-size="14pt" fo:letter-spacing="-0.016cm" fo:language="es" fo:country="ES" fo:font-weight="bold" officeooo:rsid="02ce1194" style:font-size-asian="14pt" style:font-weight-asian="bold" style:font-size-complex="14pt"/>
    </style:style>
    <style:style style:name="T9" style:family="text">
      <style:text-properties fo:color="#323296" loext:opacity="100%" style:font-name="Arial" fo:font-size="14pt" fo:letter-spacing="-0.016cm" fo:language="es" fo:country="ES" fo:font-weight="bold" officeooo:rsid="02ceb0d2" style:font-size-asian="14pt" style:font-weight-asian="bold" style:font-size-complex="14pt"/>
    </style:style>
    <style:style style:name="T10" style:family="text">
      <style:text-properties fo:color="#000000" loext:opacity="100%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1" style:family="text">
      <style:text-properties fo:color="#000000" loext:opacity="100%" style:font-name="Tahoma" fo:font-size="8pt" fo:letter-spacing="-0.016cm" fo:language="es" fo:country="ES" fo:font-weight="normal" officeooo:rsid="02b23a55" fo:background-color="transparent" loext:char-shading-value="0" style:font-size-asian="8pt" style:font-weight-asian="normal" style:font-size-complex="8pt" style:font-weight-complex="normal"/>
    </style:style>
    <style:style style:name="T12" style:family="text">
      <style:text-properties fo:color="#000000" loext:opacity="100%" style:font-name="Tahoma" fo:font-size="8pt" fo:letter-spacing="-0.016cm" fo:language="es" fo:country="ES" fo:font-weight="normal" officeooo:rsid="02d678ef" fo:background-color="transparent" loext:char-shading-value="0" style:font-size-asian="8pt" style:font-weight-asian="normal" style:font-size-complex="8pt" style:font-weight-complex="normal"/>
    </style:style>
    <style:style style:name="T13" style:family="text">
      <style:text-properties fo:color="#000000" loext:opacity="100%" style:font-name="Tahoma" fo:font-size="8pt" fo:letter-spacing="-0.016cm" fo:language="es" fo:country="ES" fo:font-weight="normal" officeooo:rsid="02d7c841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color="#000000" loext:opacity="100%" style:font-name="Tahoma" fo:font-size="8pt" fo:letter-spacing="-0.016cm" fo:language="es" fo:country="ES" fo:font-weight="normal" officeooo:rsid="02d85d62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Tahoma" fo:font-size="8pt" fo:letter-spacing="-0.016cm" fo:language="es" fo:country="ES" fo:font-weight="normal" officeooo:rsid="02d8d367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loext:opacity="100%" style:font-name="Tahoma" fo:font-size="8pt" fo:letter-spacing="-0.016cm" fo:language="es" fo:country="ES" fo:font-weight="normal" officeooo:rsid="02dac1d0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Tahoma" fo:font-size="8pt" fo:letter-spacing="-0.016cm" fo:language="es" fo:country="ES" fo:font-weight="normal" officeooo:rsid="02db8a54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loext:opacity="100%" style:font-name="Tahoma" fo:font-size="8pt" fo:letter-spacing="-0.016cm" fo:language="es" fo:country="ES" fo:font-weight="normal" officeooo:rsid="02dbb924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font-variant="normal" fo:text-transform="none" fo:font-size="6pt" fo:letter-spacing="normal" fo:font-style="normal" style:font-size-asian="6pt" style:font-size-complex="6pt"/>
    </style:style>
    <style:style style:name="T20" style:family="text">
      <style:text-properties fo:font-variant="normal" fo:text-transform="none" fo:font-size="6pt" fo:letter-spacing="normal" fo:font-style="normal" officeooo:rsid="02d7c841" style:font-size-asian="6pt" style:font-size-complex="6pt"/>
    </style:style>
    <style:style style:name="T21" style:family="text">
      <style:text-properties fo:font-variant="normal" fo:text-transform="none" fo:font-size="6pt" fo:letter-spacing="normal" fo:font-style="normal" fo:font-weight="bold" style:font-size-asian="6pt" style:font-weight-asian="bold" style:font-size-complex="6pt" style:font-weight-complex="bold"/>
    </style:style>
    <style:style style:name="T22" style:family="text">
      <style:text-properties fo:font-variant="normal" fo:text-transform="none" fo:font-size="6pt" fo:letter-spacing="normal" fo:font-style="normal" style:font-size-asian="5.25pt" style:font-size-complex="6pt"/>
    </style:style>
    <style:style style:name="T23" style:family="text">
      <style:text-properties fo:font-variant="normal" fo:text-transform="none" fo:color="#808080" loext:opacity="100%" style:font-name="Tahoma" fo:font-size="6pt" fo:letter-spacing="normal" fo:language="es" fo:country="ES" fo:font-style="normal" fo:font-weight="normal" officeooo:rsid="02d678ef" fo:background-color="transparent" loext:char-shading-value="0" style:font-size-asian="6pt" style:font-weight-asian="normal" style:font-size-complex="6pt" style:font-weight-complex="normal"/>
    </style:style>
    <style:style style:name="T24" style:family="text">
      <style:text-properties fo:font-variant="normal" fo:text-transform="none" fo:color="#808080" loext:opacity="100%" style:font-name="Tahoma" fo:font-size="6pt" fo:letter-spacing="normal" fo:language="es" fo:country="ES" fo:font-style="normal" fo:font-weight="normal" officeooo:rsid="02d8d367" fo:background-color="transparent" loext:char-shading-value="0" style:font-size-asian="6pt" style:font-weight-asian="normal" style:font-size-complex="6pt" style:font-weight-complex="normal"/>
    </style:style>
    <style:style style:name="T25" style:family="text">
      <style:text-properties fo:font-variant="normal" fo:text-transform="none" fo:color="#808080" loext:opacity="100%" style:font-name="Tahoma" fo:font-size="6pt" fo:letter-spacing="normal" fo:language="es" fo:country="ES" fo:font-style="normal" fo:font-weight="normal" officeooo:rsid="02dac1d0" fo:background-color="transparent" loext:char-shading-value="0" style:font-size-asian="6pt" style:font-weight-asian="normal" style:font-size-complex="6pt" style:font-weight-complex="normal"/>
    </style:style>
    <style:style style:name="T26" style:family="text">
      <style:text-properties fo:font-variant="normal" fo:text-transform="none" fo:color="#808080" loext:opacity="100%" style:font-name="Tahoma" fo:font-size="6pt" fo:letter-spacing="normal" fo:language="es" fo:country="ES" fo:font-style="normal" fo:font-weight="normal" officeooo:rsid="02db8a54" fo:background-color="transparent" loext:char-shading-value="0" style:font-size-asian="6pt" style:font-weight-asian="normal" style:font-size-complex="6pt" style:font-weight-complex="normal"/>
    </style:style>
    <style:style style:name="T27" style:family="text">
      <style:text-properties fo:font-variant="normal" fo:text-transform="none" fo:color="#808080" loext:opacity="100%" style:font-name="Tahoma" fo:font-size="6pt" fo:letter-spacing="normal" fo:language="es" fo:country="ES" fo:font-style="normal" fo:font-weight="normal" officeooo:rsid="02dbb924" fo:background-color="transparent" loext:char-shading-value="0" style:font-size-asian="6pt" style:font-weight-asian="normal" style:font-size-complex="6pt" style:font-weight-complex="normal"/>
    </style:style>
    <style:style style:name="T28" style:family="text">
      <style:text-properties officeooo:rsid="02d8d367"/>
    </style:style>
    <style:style style:name="T29" style:family="text">
      <style:text-properties officeooo:rsid="02dd77fa"/>
    </style:style>
    <style:style style:name="T30" style:family="text">
      <style:text-properties officeooo:rsid="02df5f9d"/>
    </style:style>
    <style:style style:name="T31" style:family="text">
      <style:text-properties officeooo:rsid="02e1135e"/>
    </style:style>
    <style:style style:name="T32" style:family="text">
      <style:text-properties officeooo:rsid="02e4232f"/>
    </style:style>
    <style:style style:name="T33" style:family="text">
      <style:text-properties officeooo:rsid="02e4c90f"/>
    </style:style>
    <style:style style:name="T34" style:family="text">
      <style:text-properties officeooo:rsid="02e579ca"/>
    </style:style>
    <style:style style:name="T35" style:family="text">
      <style:text-properties officeooo:rsid="02e621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">1.<text:tab/></text:span><text:span text:style-name="T8">B</text:span><text:span text:style-name="T7">ase de datos </text:span><text:span text:style-name="T9">Tienda Informática (2 tablas)</text:span><text:span text:style-name="T6">.</text:span></text:p>
      <text:p text:style-name="P31"><text:span text:style-name="T29">Muestra los nombres de los productos junto con sus fabricantes</text:span>.</text:p>
      <text:p text:style-name="P38"/>
      <text:p text:style-name="P32"><text:span text:style-name="T29">Muestra todos los datos de ambas tablas juntos</text:span>.</text:p>
      <text:p text:style-name="P38"/>
      <text:p text:style-name="P32"><text:span text:style-name="T29">Muestra todos los datos de ambas tablas a través de una unión natural</text:span>.</text:p>
      <text:p text:style-name="P38"/>
      <text:p text:style-name="P23"/>
      <text:p text:style-name="P4"><text:span text:style-name="T9">2</text:span><text:span text:style-name="T5">.<text:tab/></text:span><text:span text:style-name="T8">B</text:span><text:span text:style-name="T7">ase de datos </text:span><text:span text:style-name="T9">Gestión de Empleados (2 tablas)</text:span><text:span text:style-name="T6">.</text:span></text:p>
      <text:p text:style-name="P6"><text:span text:style-name="T10">Muestra l</text:span><text:span text:style-name="T11">os </text:span><text:span text:style-name="T12">empleados y los departamentos donde trabaja cada uno</text:span><text:span text:style-name="T10">.</text:span></text:p>
      <text:p text:style-name="P47"/>
      <text:p text:style-name="P7"><text:span text:style-name="T10">Muestra l</text:span><text:span text:style-name="T11">os </text:span><text:span text:style-name="T12">códigos de los departamentos y su nombre, pero sólo de los que tienen empleados</text:span><text:span text:style-name="T10">.</text:span></text:p>
      <text:p text:style-name="P47"><text:span text:style-name="T19"/></text:p>
      <text:p text:style-name="P8"><text:span text:style-name="T10">Muestra </text:span><text:span text:style-name="T12">un listado del código de departamento, su nombre y el valor del presupuesto actual, pero sólo de los que tienen empleados.</text:span></text:p>
      <text:p text:style-name="P53"/>
      <text:p text:style-name="P9"><text:span text:style-name="T10">Muestra </text:span><text:span text:style-name="T13">el nombre del departamento en donde trabaja el empleado Pepe Ruiz Santana</text:span><text:span text:style-name="T12">.</text:span></text:p>
      <text:p text:style-name="P53"><text:span text:style-name="T19"/></text:p>
      <text:p text:style-name="P10"><text:span text:style-name="T10">Muestra </text:span><text:span text:style-name="T14">los datos de los empleados que trabajan en el departamento de I+D.</text:span></text:p>
      <text:p text:style-name="P37"><text:span text:style-name="T19"/></text:p>
      <text:p text:style-name="P10"><text:span text:style-name="T10">Muestra </text:span><text:span text:style-name="T14">los datos de los empleados que trabajan los departamentos de Sistemas, Contabilidad o I+D.</text:span></text:p>
      <text:p text:style-name="P55"><text:span text:style-name="T19"/></text:p>
      <text:p text:style-name="P10"><text:span text:style-name="T10">Muestra </text:span><text:span text:style-name="T14">los nombres de los empleados que trabajan en departamentos cuyo presupuesto no esté entre los 100.000 y 200.000€.</text:span></text:p>
      <text:p text:style-name="P55"/>
      <text:p text:style-name="P10"><text:span text:style-name="T10">Muestra </text:span><text:span text:style-name="T14">el nombre de los departamentos donde no haya ningún empleado sin segundo apellido (NULL).</text:span></text:p>
      <text:p text:style-name="P55"/>
      <text:p text:style-name="P22"/>
      <text:p text:style-name="P4"><text:span text:style-name="T9">3</text:span><text:span text:style-name="T5">.<text:tab/></text:span><text:span text:style-name="T8">B</text:span><text:span text:style-name="T7">ase de datos </text:span><text:span text:style-name="T9">Gestión de Ventas (3 tablas)</text:span><text:span text:style-name="T6">.</text:span></text:p>
      <text:p text:style-name="P28"><text:span text:style-name="T30">Muestra todos los datos de la unión entre las tablas cliente y pedido</text:span>.</text:p>
      <text:p text:style-name="P49"/>
      <text:p text:style-name="P33"><text:span text:style-name="T30">Muestra todos los datos de la unión entre las tablas </text:span><text:span text:style-name="T31">comercial</text:span><text:span text:style-name="T30"> y pedido</text:span>.</text:p>
      <text:p text:style-name="P50"/>
      <text:p text:style-name="P33"><text:span text:style-name="T30">Muestra todos los datos de la unión entre las tablas </text:span><text:span text:style-name="T31">cliente, comercial</text:span><text:span text:style-name="T30"> y pedido</text:span>.</text:p>
      <text:p text:style-name="P50"/>
      <text:p text:style-name="P24"/>
      <text:p text:style-name="P5"><text:span text:style-name="T9">4</text:span><text:span text:style-name="T5">.<text:tab/></text:span><text:span text:style-name="T8">B</text:span><text:span text:style-name="T7">ase de datos NBA </text:span><text:span text:style-name="T9">(4 tablas)</text:span><text:span text:style-name="T6">.</text:span></text:p>
      <text:p text:style-name="P28"><text:span text:style-name="T33">Muestra los datos asociados entre las tablas Jugadores y Equipos</text:span>.</text:p>
      <text:p text:style-name="P44"/>
      <text:p text:style-name="P34"><text:span text:style-name="T33">Muestra </text:span><text:span text:style-name="T34">temporada, nombre jugador y la media de puntos por partido, asistencias y tapones</text:span>.</text:p>
      <text:p text:style-name="P52"/>
      <text:p text:style-name="P26"/>
      <text:p text:style-name="P4"><text:span text:style-name="T9">5</text:span><text:span text:style-name="T5">.<text:tab/></text:span><text:span text:style-name="T8">B</text:span><text:span text:style-name="T7">ase de datos </text:span><text:span text:style-name="T9">DepartamentoOficinas (5 tablas)</text:span><text:span text:style-name="T6">.</text:span></text:p>
      <text:p text:style-name="P28"><text:span text:style-name="T32">Muestra la unión entre las tablas Categoría y empleado</text:span>.</text:p>
      <text:p text:style-name="P45"/>
      <text:p text:style-name="P61"><text:span text:style-name="T32">Muestra la unión entre las tablas Dpto_oficinas y oficina</text:span>.</text:p>
      <text:p text:style-name="P45"/>
      <text:p text:style-name="P25"/>
      <text:p text:style-name="P4"><text:span text:style-name="T9">6</text:span><text:span text:style-name="T5">.<text:tab/></text:span><text:span text:style-name="T8">B</text:span><text:span text:style-name="T7">ase de datos </text:span><text:span text:style-name="T9">Jardinería (8 tablas)</text:span><text:span text:style-name="T6">.</text:span></text:p>
      <text:p text:style-name="P27"><text:span text:style-name="T28">Muestra los nombres de los clientes y el nombre y apellido de sus representantes de ventas</text:span>.</text:p>
      <text:p text:style-name="P14"><text:span text:style-name="T24"/></text:p>
      <text:p text:style-name="P35"><text:soft-page-break/>Muestra los nombres de los clientes que hayan realizado pagos junto con el nombre de sus representantes de ventas</text:p>
      <text:p text:style-name="P58"><text:span text:style-name="T23"/></text:p>
      <text:p text:style-name="P11"><text:span text:style-name="T15">Muestra los nombres de los clientes que NO hayan realizado pagos, junto con el nombre de sus representantes de ventas</text:span><text:span text:style-name="T10">.</text:span></text:p>
      <text:p text:style-name="P58"><text:span text:style-name="T23"/></text:p>
      <text:p text:style-name="P29"><text:span text:style-name="T28">Muestra los nombres de los clientes y el nombre y apellido de sus representantes de ventas junto con la ciudad de la oficina a la que pertenece el representante</text:span>.</text:p>
      <text:p text:style-name="P58"><text:span text:style-name="T23"/></text:p>
      <text:p text:style-name="P30"><text:span text:style-name="T28">Muestra los nombres de los clientes que NO han hecho pagos y el nombre y apellido de sus representantes de ventas junto con la ciudad de la oficina a la que pertenece el representante</text:span>.</text:p>
      <text:p text:style-name="P14"><text:span text:style-name="T24"/></text:p>
      <text:p text:style-name="P13"><text:span text:style-name="T15">Muestra l</text:span><text:span text:style-name="T16">a dirección de las oficinas que tengan clientes en Fuenlabrada</text:span><text:span text:style-name="T10">.</text:span></text:p>
      <text:p text:style-name="P14"><text:span text:style-name="T24"/></text:p>
      <text:p text:style-name="P13"><text:span text:style-name="T15">Muestra e</text:span><text:span text:style-name="T16">l nombre de los empleados junto con el nombre de sus jefes</text:span><text:span text:style-name="T10">.</text:span></text:p>
      <text:p text:style-name="P59"><text:span text:style-name="T25"/></text:p>
      <text:p text:style-name="P16"><text:span text:style-name="T15">Muestra e</text:span><text:span text:style-name="T16">l nombre de los empleados junto con el nombre de sus jefes </text:span><text:span text:style-name="T17">y el nombre del jefe de cada jefe</text:span><text:span text:style-name="T10">.</text:span></text:p>
      <text:p text:style-name="P18"><text:span text:style-name="T25"/></text:p>
      <text:p text:style-name="P19"><text:span text:style-name="T15">Muestra e</text:span><text:span text:style-name="T16">l nombre de los c</text:span><text:span text:style-name="T18">lientes a los que no se les ha entregado a tiempo un pedido</text:span><text:span text:style-name="T10">.</text:span></text:p>
      <text:p text:style-name="P20"><text:span text:style-name="T25"/></text:p>
      <text:p text:style-name="P19"><text:span text:style-name="T15">Muestra l</text:span><text:span text:style-name="T18">as diferentes gamas de producto que ha comprado cada cliente</text:span><text:span text:style-name="T10">.</text:span></text:p>
      <text:p text:style-name="P60"><text:span text:style-name="T23"/></text:p>
      <text:p text:style-name="P36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" fo:font-size="12pt" fo:language="gl" fo:country="ES" fo:font-weight="bold" officeooo:rsid="02d2791a" style:font-size-asian="12pt" style:font-weight-asian="bold" style:font-size-complex="12pt" style:font-weight-complex="bold"/>
    </style:style>
    <style:style style:name="MT4" style:family="text">
      <style:text-properties fo:font-variant="small-caps" fo:color="#ffffff" loext:opacity="100%" style:text-outline="false" style:font-name="Tahoma" fo:font-size="12pt" fo:language="gl" fo:country="ES" fo:font-weight="bold" officeooo:rsid="02d64779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R</text:span><text:span text:style-name="MT2">ealización de consultas </text:span><text:span text:style-name="MT3">multitabla </text:span><text:span text:style-name="MT4">con</text:span><text:span text:style-name="MT3"> composición interna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7-31T11:10:40.919000000</meta:creation-date>
    <dc:date>2022-02-04T18:35:28.926000000</dc:date>
    <meta:editing-duration>P2DT3H56M43S</meta:editing-duration>
    <meta:editing-cycles>619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35" meta:word-count="482" meta:character-count="2816" meta:non-whitespace-character-count="2369"/>
  </office:meta>
</office:document-meta>
</file>